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633f"/>
    </style:style>
    <style:style style:name="T1" style:family="text">
      <style:text-properties officeooo:rsid="000b633f"/>
    </style:style>
    <style:style style:name="T2" style:family="text">
      <style:text-properties fo:font-style="italic" officeooo:rsid="000b633f" style:font-style-asian="italic" style:font-style-complex="italic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pener: </text:span></text:p>
      <text:p text:style-name="P1"><text:span text:style-name="T1"><text:tab/>title and teaser: 30-40 words</text:span></text:p>
      <text:p text:style-name="P1"><text:span text:style-name="T1"><text:tab/>introduction: 1 paragraph or 125 words</text:span></text:p>
      <text:p text:style-name="P1"><text:span text:style-name="T1"><text:tab/>bio: 2 sentence or 30 words</text:span></text:p>
      <text:p text:style-name="P1"><text:span text:style-name="T1"/></text:p>
      <text:p text:style-name="P1"><text:span text:style-name="T1">Overview:</text:span></text:p>
      <text:p text:style-name="P1"><text:span text:style-name="T1"><text:tab/>functional description</text:span></text:p>
      <text:p text:style-name="P1"><text:span text:style-name="T1"><text:tab/><text:tab/>sensor board closeup</text:span></text:p>
      <text:p text:style-name="P1"><text:span text:style-name="T1"><text:tab/><text:tab/>motor-controller closeup</text:span></text:p>
      <text:p text:style-name="P1"><text:span text:style-name="T1"><text:tab/><text:tab/>controls closeup</text:span></text:p>
      <text:p text:style-name="P1"><text:span text:style-name="T1"/></text:p>
      <text:p text:style-name="P1"><text:span text:style-name="T1">Materials:</text:span></text:p>
      <text:p text:style-name="P1"><text:span text:style-name="T1"><text:tab/>list of materials</text:span></text:p>
      <text:p text:style-name="P1"><text:span text:style-name="T1"><text:tab/>list of tools</text:span></text:p>
      <text:p text:style-name="P1"><text:span text:style-name="T1"><text:tab/>sources</text:span></text:p>
      <text:p text:style-name="P1"><text:span text:style-name="T1"><text:tab/>cost</text:span></text:p>
      <text:p text:style-name="P1"><text:span text:style-name="T1"><text:tab/>photo of materials</text:span></text:p>
      <text:p text:style-name="P1"><text:span text:style-name="T1"/></text:p>
      <text:p text:style-name="P1"><text:span text:style-name="T1">Steps:</text:span></text:p>
      <text:p text:style-name="P1"><text:span text:style-name="T1"><text:tab/>steps numbered 1, 2, 3</text:span></text:p>
      <text:p text:style-name="P1"><text:span text:style-name="T1"><text:tab/>steps need titles and possibly introduction</text:span></text:p>
      <text:p text:style-name="P1"><text:span text:style-name="T1"><text:tab/>at least one photo per step</text:span></text:p>
      <text:p text:style-name="P1"><text:span text:style-name="T1"><text:tab/></text:span></text:p>
      <text:p text:style-name="P1"><text:span text:style-name="T1">Application:</text:span></text:p>
      <text:p text:style-name="P1"><text:span text:style-name="T1"><text:tab/>how to use</text:span></text:p>
      <text:p text:style-name="P1"><text:span text:style-name="T1"><text:tab/>suggested modifications</text:span></text:p>
      <text:p text:style-name="P1"><text:span text:style-name="T1"><text:tab/>400 words-ish</text:span></text:p>
      <text:p text:style-name="P1"><text:span text:style-name="T1"><text:tab/></text:span></text:p>
      <text:p text:style-name="P1"><text:span text:style-name="T1">Credits:</text:span></text:p>
      <text:p text:style-name="P1"><text:span text:style-name="T1"><text:tab/>photo captions</text:span></text:p>
      <text:p text:style-name="P1"><text:span text:style-name="T1"><text:tab/>credits</text:span></text:p>
      <text:p text:style-name="P1"><text:span text:style-name="T1"/></text:p>
      <text:p text:style-name="P1"><text:span text:style-name="T1">Label pictures: (</text:span><text:span text:style-name="T2">finished_product.jpg</text:span><text:span text:style-name="T1"> or </text:span><text:span text:style-name="T2">step1_1a.jpg</text:span><text:span text:style-name="T1">)</text:span></text:p>
      <text:p text:style-name="P1"><text:span text:style-name="T1">Use placeholders [insert image </text:span><text:span text:style-name="T2">step1_1a.jpg</text:span><text:span text:style-name="T1"> here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D </meta:initial-creator>
    <meta:creation-date>2012-01-30T13:09:54</meta:creation-date>
    <meta:document-statistic meta:table-count="0" meta:image-count="0" meta:object-count="0" meta:page-count="1" meta:paragraph-count="30" meta:word-count="81" meta:character-count="575"/>
    <dc:date>2012-01-30T13:20:03</dc:date>
    <dc:creator>JD </dc:creator>
    <meta:editing-duration>PT00H10M11S</meta:editing-duration>
    <meta:editing-cycles>1</meta:editing-cycles>
    <meta:generator>OpenOffice.org/3.2$Unix OpenOffice.org_project/320m19$Build-9505</meta:generator>
  </office:meta>
</office:document-meta>
</file>